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93in" fo:text-indent="-0.25in" fo:margin-left="3.169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3342421072282944" text:style-name="L1">
        <text:list-item>
          <text:p text:style-name="P1"><text:s/>/technology/html_css_js_part_1-3.html</text:p>
        </text:list-item>
        <text:list-item>
          <text:p text:style-name="P1"><text:s text:c="10"/>/technology/css.html</text:p>
        </text:list-item>
        <text:list-item>
          <text:p text:style-name="P1"><text:s text:c="10"/>/technology/javascript.html</text:p>
        </text:list-item>
        <text:list-item>
          <text:p text:style-name="P1"><text:s text:c="10"/>/technology/sql.html</text:p>
        </text:list-item>
        <text:list-item>
          <text:p text:style-name="P1"><text:s/>/technology/python.html</text:p>
        </text:list-item>
        <text:list-item>
          <text:p text:style-name="P1"><text:s text:c="2"/>/technology/git.html</text:p>
        </text:list-item>
        <text:list-item>
          <text:p text:style-name="P1"><text:s/>/technology/php.html</text:p>
        </text:list-item>
        <text:list-item>
          <text:p text:style-name="P1">/technology/BASIC.html</text:p>
        </text:list-item>
        <text:list-item>
          <text:p text:style-name="P1"><text:s text:c="10"/>/technology/c.html</text:p>
        </text:list-item>
        <text:list-item>
          <text:p text:style-name="P1"><text:s text:c="10"/>/technology/golang.html</text:p>
        </text:list-item>
        <text:list-item>
          <text:p text:style-name="P1"><text:s text:c="10"/>/technology/kotlin.html</text:p>
        </text:list-item>
        <text:list-item>
          <text:p text:style-name="P1"><text:s text:c="9"/>/technology/rust.html</text:p>
        </text:list-item>
        <text:list-item>
          <text:p text:style-name="P1"><text:s text:c="10"/>/technology/network-admin.html</text:p>
        </text:list-item>
        <text:list-item>
          <text:p text:style-name="P1"><text:s text:c="10"/>/technology/algo.html</text:p>
        </text:list-item>
        <text:list-item>
          <text:p text:style-name="P1"><text:s text:c="10"/>/technology/concepts.html</text:p>
        </text:list-item>
        <text:list-item>
          <text:p text:style-name="P1"><text:s text:c="10"/>/technology/cli.html</text:p>
        </text:list-item>
        <text:list-item>
          <text:p text:style-name="P1"><text:s text:c="10"/>/technology/hobby.html</text:p>
        </text:list-item>
        <text:list-item>
          <text:p text:style-name="P1"><text:s text:c="10"/>/technology/embedded-systems.html</text:p>
        </text:list-item>
        <text:list-item>
          <text:p text:style-name="P1"><text:s text:c="10"/>/technology/hardware-servers.html</text:p>
        </text:list-item>
        <text:list-item>
          <text:p text:style-name="P1"><text:s text:c="10"/>/technology/understanding-the-web.html</text:p>
        </text:list-item>
        <text:list-item>
          <text:p text:style-name="P1"><text:s text:c="10"/>/technology/security.html</text:p>
        </text:list-item>
        <text:list-item>
          <text:p text:style-name="P1"><text:s text:c="10"/>/technology/linux.html</text:p>
        </text:list-item>
        <text:list-item>
          <text:p text:style-name="P1"><text:s text:c="10"/>/technology/mobile-systems.html</text:p>
        </text:list-item>
        <text:list-item>
          <text:p text:style-name="P1"><text:s text:c="10"/>/technology/pc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1T23:19:11.07</meta:creation-date>
    <meta:document-statistic meta:table-count="0" meta:image-count="0" meta:object-count="0" meta:page-count="1" meta:paragraph-count="24" meta:word-count="29" meta:character-count="797"/>
    <dc:date>2025-08-12T08:51:19.48</dc:date>
    <dc:creator>Joseph Malone</dc:creator>
    <meta:editing-duration>PT9H17M8S</meta:editing-duration>
    <meta:editing-cycles>1</meta:editing-cycles>
    <meta:generator>OpenOffice/4.1.15$Win32 OpenOffice.org_project/4115m2$Build-9813</meta:generator>
  </office:meta>
</office:document-meta>
</file>